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0pt" fo:font-weight="normal" style:font-size-asian="10pt" style:font-weight-asian="normal" style:font-size-complex="10pt" style:font-weight-complex="normal"/>
    </style:style>
    <style:style style:name="P2" style:family="paragraph" style:parent-style-name="Standard">
      <style:text-properties fo:color="#9966cc" style:font-name="Calibri" fo:font-size="10pt" fo:font-weight="normal" style:font-size-asian="10pt" style:font-weight-asian="normal" style:font-size-complex="10pt" style:font-weight-complex="normal"/>
    </style:style>
    <style:style style:name="P3" style:family="paragraph" style:parent-style-name="Standard">
      <style:text-properties fo:color="#9966cc" style:font-name="Consolas" fo:font-size="9pt" fo:font-weight="normal" style:font-size-asian="9pt" style:font-weight-asian="normal" style:font-size-complex="9pt" style:font-weight-complex="normal"/>
    </style:style>
    <style:style style:name="P4" style:family="paragraph" style:parent-style-name="Standard" style:list-style-name="L1"/>
    <style:style style:name="P5" style:family="paragraph" style:parent-style-name="Standard" style:list-style-name="L1">
      <style:text-properties fo:color="#9966cc" style:font-name="Calibri" fo:font-size="10pt" fo:font-weight="normal" style:font-size-asian="10pt" style:font-weight-asian="normal" style:font-size-complex="10pt" style:font-weight-complex="normal"/>
    </style:style>
    <style:style style:name="P6" style:family="paragraph" style:parent-style-name="Standard" style:list-style-name="L1">
      <style:text-properties fo:color="#9966cc" style:font-name="Calibri" fo:font-size="14pt" fo:font-weight="bold" style:font-size-asian="14pt" style:font-weight-asian="bold" style:font-size-complex="14pt" style:font-weight-complex="bold"/>
    </style:style>
    <style:style style:name="P7" style:family="paragraph" style:parent-style-name="Standard" style:list-style-name="L1">
      <style:text-properties fo:color="#9966cc" style:font-name="Consolas" fo:font-size="14pt" fo:font-weight="bold" style:font-size-asian="14pt" style:font-weight-asian="bold" style:font-size-complex="14pt" style:font-weight-complex="bold"/>
    </style:style>
    <style:style style:name="P8" style:family="paragraph" style:parent-style-name="Standard" style:list-style-name="L1">
      <style:text-properties fo:color="#9966cc" style:font-name="Consolas" fo:font-size="14pt" fo:font-weight="normal" style:font-size-asian="14pt" style:font-weight-asian="normal" style:font-size-complex="14pt" style:font-weight-complex="normal"/>
    </style:style>
    <style:style style:name="P9" style:family="paragraph" style:parent-style-name="Standard" style:list-style-name="L1">
      <style:text-properties fo:color="#9966cc" style:font-name="Consolas" fo:font-size="8pt" fo:font-weight="normal" style:font-size-asian="8pt" style:font-weight-asian="normal" style:font-size-complex="8pt" style:font-weight-complex="normal"/>
    </style:style>
    <style:style style:name="P10" style:family="paragraph" style:parent-style-name="Standard" style:list-style-name="L1">
      <style:text-properties fo:color="#9966cc" style:font-name="Consolas" fo:font-size="10pt" fo:font-weight="normal" style:font-size-asian="10pt" style:font-weight-asian="normal" style:font-size-complex="10pt" style:font-weight-complex="normal"/>
    </style:style>
    <style:style style:name="P11" style:family="paragraph" style:parent-style-name="Standard" style:list-style-name="L1">
      <style:text-properties fo:color="#9966cc" style:font-name="Consolas" fo:font-size="10pt" style:text-underline-style="none" fo:font-weight="normal" style:font-size-asian="10pt" style:font-weight-asian="normal" style:font-size-complex="10pt" style:font-weight-complex="normal"/>
    </style:style>
    <style:style style:name="P12" style:family="paragraph" style:parent-style-name="Standard" style:list-style-name="L1">
      <style:text-properties fo:color="#9966cc" style:font-name="Consolas" fo:font-size="13pt" fo:font-weight="bold" style:font-size-asian="13pt" style:font-weight-asian="bold" style:font-size-complex="13pt" style:font-weight-complex="bold"/>
    </style:style>
    <style:style style:name="P13" style:family="paragraph" style:parent-style-name="Standard" style:list-style-name="L1">
      <style:text-properties fo:color="#9966cc" style:font-name="Consolas" fo:font-size="9pt" fo:font-weight="normal" style:font-size-asian="9pt" style:font-weight-asian="normal" style:font-size-complex="9pt" style:font-weight-complex="normal"/>
    </style:style>
    <style:style style:name="P14" style:family="paragraph" style:parent-style-name="Standard" style:list-style-name="L1">
      <style:text-properties fo:color="#9966cc" style:font-name="Consolas" fo:font-size="9pt" style:font-size-asian="9pt" style:font-size-complex="9pt"/>
    </style:style>
    <style:style style:name="P15" style:family="paragraph" style:parent-style-name="Standard" style:list-style-name="L1">
      <style:text-properties fo:color="#9966cc" style:font-name="Candara" fo:font-size="10pt" fo:font-weight="bold" style:font-size-asian="10pt" style:font-weight-asian="bold" style:font-size-complex="10pt" style:font-weight-complex="bold"/>
    </style:style>
    <style:style style:name="P16" style:family="paragraph" style:parent-style-name="Standard" style:list-style-name="L1">
      <style:text-properties fo:color="#9966cc" style:font-name="Candara" fo:font-size="10pt" style:text-underline-style="none" fo:font-weight="normal" style:font-size-asian="10pt" style:font-weight-asian="normal" style:font-size-complex="10pt" style:font-weight-complex="normal"/>
    </style:style>
    <style:style style:name="P17" style:family="paragraph" style:parent-style-name="Standard" style:list-style-name="L1">
      <style:text-properties fo:color="#9966cc" style:font-name="Candara" fo:font-size="14pt" fo:font-weight="bold" style:font-size-asian="14pt" style:font-weight-asian="bold" style:font-size-complex="14pt" style:font-weight-complex="bold"/>
    </style:style>
    <style:style style:name="P18" style:family="paragraph" style:parent-style-name="Standard" style:list-style-name="L1">
      <style:text-properties fo:color="#9966cc" style:text-line-through-style="solid" style:font-name="Consolas" fo:font-size="9pt" fo:font-weight="normal" style:font-size-asian="9pt" style:font-weight-asian="normal" style:font-size-complex="9pt" style:font-weight-complex="normal"/>
    </style:style>
    <style:style style:name="P19" style:family="paragraph" style:parent-style-name="Standard" style:list-style-name="L1">
      <style:text-properties fo:color="#9966cc" style:font-name="Consolas" fo:font-size="14pt" fo:font-weight="bold" style:font-size-asian="14pt" style:font-weight-asian="bold" style:font-size-complex="14pt" style:font-weight-complex="bold"/>
    </style:style>
    <style:style style:name="P20" style:family="paragraph" style:parent-style-name="Standard" style:list-style-name="L1">
      <style:text-properties style:font-name="Candara" fo:font-size="10pt" style:font-size-asian="10pt" style:font-size-complex="10pt"/>
    </style:style>
    <style:style style:name="P21" style:family="paragraph" style:parent-style-name="Standard" style:list-style-name="L1">
      <style:text-properties style:font-name="Candara"/>
    </style:style>
    <style:style style:name="P22" style:family="paragraph" style:parent-style-name="Standard" style:list-style-name="L1">
      <style:text-properties style:font-name="Consolas" fo:font-size="14pt" style:font-size-asian="14pt" style:font-size-complex="14pt"/>
    </style:style>
    <style:style style:name="P23" style:family="paragraph" style:parent-style-name="Standard" style:list-style-name="L1">
      <style:text-properties fo:color="#000000" style:font-name="Consolas" fo:font-size="10pt" fo:font-weight="normal" style:font-size-asian="10pt" style:font-weight-asian="normal" style:font-size-complex="10pt" style:font-weight-complex="normal"/>
    </style:style>
    <style:style style:name="P24" style:family="paragraph" style:parent-style-name="Standard" style:list-style-name="L1">
      <style:text-properties fo:color="#000000" style:font-name="Consolas" fo:font-size="8pt" fo:font-weight="normal" style:font-size-asian="8pt" style:font-weight-asian="normal" style:font-size-complex="8pt" style:font-weight-complex="normal"/>
    </style:style>
    <style:style style:name="P25" style:family="paragraph" style:parent-style-name="Standard" style:list-style-name="L1">
      <style:text-properties fo:color="#000000" style:font-name="Consolas" fo:font-size="8pt" style:text-underline-style="none" fo:font-weight="normal" style:font-size-asian="8pt" style:font-weight-asian="normal" style:font-size-complex="8pt" style:font-weight-complex="normal"/>
    </style:style>
    <style:style style:name="P26" style:family="paragraph" style:parent-style-name="Standard" style:list-style-name="L1">
      <style:text-properties fo:color="#000000" style:font-name="Consolas" fo:font-size="14pt" fo:font-weight="normal" style:font-size-asian="14pt" style:font-weight-asian="normal" style:font-size-complex="14pt" style:font-weight-complex="normal"/>
    </style:style>
    <style:style style:name="P27" style:family="paragraph" style:parent-style-name="Standard" style:list-style-name="L1">
      <style:text-properties fo:color="#000000"/>
    </style:style>
    <style:style style:name="P28" style:family="paragraph" style:parent-style-name="Standard" style:list-style-name="L1">
      <style:text-properties fo:color="#808080" style:font-name="Consolas" fo:font-size="9pt" fo:font-weight="normal" style:font-size-asian="9pt" style:font-weight-asian="normal" style:font-size-complex="9pt" style:font-weight-complex="normal"/>
    </style:style>
    <style:style style:name="P29" style:family="paragraph" style:parent-style-name="Standard" style:list-style-name="L1">
      <style:text-properties fo:color="#808080" style:font-name="Consolas" fo:font-size="9pt" style:font-size-asian="9pt" style:font-size-complex="9pt"/>
    </style:style>
    <style:style style:name="P30" style:family="paragraph" style:parent-style-name="Standard" style:list-style-name="L1">
      <style:text-properties fo:color="#808080"/>
    </style:style>
    <style:style style:name="P31" style:family="paragraph" style:parent-style-name="Standard" style:list-style-name="L1">
      <style:text-properties fo:color="#944794" style:font-name="Consolas" fo:font-size="9pt" fo:font-weight="normal" style:font-size-asian="9pt" style:font-weight-asian="normal" style:font-size-complex="9pt" style:font-weight-complex="normal"/>
    </style:style>
    <style:style style:name="P32" style:family="paragraph" style:parent-style-name="Standard" style:list-style-name="L1">
      <style:text-properties fo:color="#999999" style:font-name="Consolas" fo:font-size="9pt" fo:font-weight="normal" style:font-size-asian="9pt" style:font-weight-asian="normal" style:font-size-complex="9pt" style:font-weight-complex="normal"/>
    </style:style>
    <style:style style:name="P33" style:family="paragraph" style:parent-style-name="Standard" style:list-style-name="L1">
      <style:text-properties fo:color="#999999" style:text-line-through-style="solid" style:font-name="Consolas" fo:font-size="9pt" fo:font-weight="normal" style:font-size-asian="9pt" style:font-weight-asian="normal" style:font-size-complex="9pt" style:font-weight-complex="normal"/>
    </style:style>
    <style:style style:name="P34" style:family="paragraph" style:parent-style-name="Standard" style:list-style-name="L1">
      <style:text-properties fo:color="#800000" style:font-name="Consolas" fo:font-size="9pt" fo:font-weight="normal" style:font-size-asian="9pt" style:font-weight-asian="normal" style:font-size-complex="9pt" style:font-weight-complex="normal"/>
    </style:style>
    <style:style style:name="P35" style:family="paragraph" style:parent-style-name="Standard" style:list-style-name="L1">
      <style:text-properties fo:color="#008000" style:font-name="Calibri" fo:font-size="10pt" fo:font-weight="normal" style:font-size-asian="10pt" style:font-weight-asian="normal" style:font-size-complex="10pt" style:font-weight-complex="normal"/>
    </style:style>
    <style:style style:name="P36" style:family="paragraph" style:parent-style-name="Standard" style:list-style-name="L1">
      <style:text-properties fo:color="#6b2394" style:font-name="Calibri" fo:font-size="10pt" fo:font-weight="normal" style:font-size-asian="10pt" style:font-weight-asian="normal" style:font-size-complex="10pt" style:font-weight-complex="normal"/>
    </style:style>
    <style:style style:name="P37"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0pt" style:font-size-asian="10pt" style:font-size-complex="10pt"/>
    </style:style>
    <style:style style:name="T3" style:family="text">
      <style:text-properties style:font-name="Calibri" fo:font-size="10pt" style:text-underline-style="none" fo:font-weight="normal" style:font-size-asian="10pt" style:font-weight-asian="normal" style:font-size-complex="10pt" style:font-weight-complex="normal"/>
    </style:style>
    <style:style style:name="T4" style:family="text">
      <style:text-properties fo:color="#0000ff" style:font-name="Calibri" fo:font-size="10pt" fo:font-weight="normal" style:font-size-asian="10pt" style:font-weight-asian="normal" style:font-size-complex="10pt" style:font-weight-complex="normal"/>
    </style:style>
    <style:style style:name="T5" style:family="text">
      <style:text-properties fo:color="#808080" style:font-name="Consolas" fo:font-size="9pt" fo:font-weight="normal" style:font-size-asian="9pt" style:font-weight-asian="normal" style:font-size-complex="9pt" style:font-weight-complex="normal"/>
    </style:style>
    <style:style style:name="T6" style:family="text">
      <style:text-properties fo:color="#808080" style:font-name="Consolas" fo:font-size="9pt" fo:font-weight="bold" style:font-size-asian="9pt" style:font-weight-asian="bold" style:font-size-complex="9pt" style:font-weight-complex="bold"/>
    </style:style>
    <style:style style:name="T7" style:family="text">
      <style:text-properties fo:color="#ff3333"/>
    </style:style>
    <style:style style:name="T8" style:family="text">
      <style:text-properties fo:color="#ff3333" style:font-name="Consolas" fo:font-size="10pt" fo:font-weight="normal" style:font-size-asian="10pt" style:font-weight-asian="normal" style:font-size-complex="10pt" style:font-weight-complex="normal"/>
    </style:style>
    <style:style style:name="T9" style:family="text">
      <style:text-properties fo:color="#9966cc" style:font-name="Consolas" fo:font-size="9pt" fo:font-weight="normal" style:font-size-asian="9pt" style:font-weight-asian="normal" style:font-size-complex="9pt" style:font-weight-complex="normal"/>
    </style:style>
    <style:style style:name="T10" style:family="text">
      <style:text-properties fo:color="#9966cc" style:font-name="Consolas" fo:font-size="9pt" fo:font-weight="bold" style:font-size-asian="9pt" style:font-weight-asian="bold" style:font-size-complex="9pt" style:font-weight-complex="bold"/>
    </style:style>
    <style:style style:name="T11" style:family="text">
      <style:text-properties fo:color="#9966cc" style:font-name="Consolas" fo:font-size="10pt" fo:font-weight="normal" style:font-size-asian="10pt" style:font-weight-asian="normal" style:font-size-complex="10pt" style:font-weight-complex="normal"/>
    </style:style>
    <style:style style:name="T12" style:family="text">
      <style:text-properties fo:color="#9966cc" style:font-name="Consolas" fo:font-size="10pt" style:text-underline-style="none" fo:font-weight="normal" style:font-size-asian="10pt" style:font-weight-asian="normal" style:font-size-complex="10pt" style:font-weight-complex="normal"/>
    </style:style>
    <style:style style:name="T13" style:family="text">
      <style:text-properties fo:color="#9966cc" style:font-name="Consolas" fo:font-size="8pt" fo:font-weight="normal" style:font-size-asian="8pt" style:font-weight-asian="normal" style:font-size-complex="8pt" style:font-weight-complex="normal"/>
    </style:style>
    <style:style style:name="T14" style:family="text">
      <style:text-properties fo:color="#9966cc" style:font-name="Calibri" fo:font-size="10pt" style:text-underline-style="none" fo:font-weight="normal" style:font-size-asian="10pt" style:font-weight-asian="normal" style:font-size-complex="10pt" style:font-weight-complex="normal"/>
    </style:style>
    <style:style style:name="T15" style:family="text">
      <style:text-properties fo:color="#9966cc" fo:font-size="10pt" style:text-underline-style="none" fo:font-weight="normal" style:font-size-asian="10pt" style:font-weight-asian="normal" style:font-size-complex="10pt" style:font-weight-complex="normal"/>
    </style:style>
    <style:style style:name="T16" style:family="text">
      <style:text-properties fo:color="#9966cc" style:text-underline-style="none"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nsolas" fo:font-size="9pt" fo:font-weight="normal" style:font-size-asian="9pt" style:font-weight-asian="normal" style:font-size-complex="9pt" style:font-weight-complex="normal"/>
    </style:style>
    <style:style style:name="T20" style:family="text">
      <style:text-properties style:font-name="Consolas" fo:font-size="9pt" fo:font-weight="bold" style:font-size-asian="9pt" style:font-weight-asian="bold" style:font-size-complex="9pt" style:font-weight-complex="bold"/>
    </style:style>
    <style:style style:name="T21" style:family="text">
      <style:text-properties style:font-name="Consolas" fo:font-size="8pt" fo:font-weight="normal" style:font-size-asian="8pt" style:font-weight-asian="normal" style:font-size-complex="8pt" style:font-weight-complex="normal"/>
    </style:style>
    <style:style style:name="T22" style:family="text">
      <style:text-properties style:font-name="Consolas" fo:font-size="8pt" style:text-underline-style="none" fo:font-weight="normal" style:font-size-asian="8pt" style:font-weight-asian="normal" style:font-size-complex="8pt" style:font-weight-complex="normal"/>
    </style:style>
    <style:style style:name="T23" style:family="text">
      <style:text-properties style:font-name="Consolas" fo:font-size="10pt" style:font-size-asian="10pt" style:font-size-complex="10pt"/>
    </style:style>
    <style:style style:name="T24" style:family="text">
      <style:text-properties fo:color="#944794" style:font-name="Consolas" fo:font-size="9pt" fo:font-weight="normal" style:font-size-asian="9pt" style:font-weight-asian="normal" style:font-size-complex="9pt" style:font-weight-complex="normal"/>
    </style:style>
    <style:style style:name="T25" style:family="text">
      <style:text-properties fo:color="#999999"/>
    </style:style>
    <style:style style:name="T26" style:family="text">
      <style:text-properties fo:color="#999999" style:font-name="Consolas" fo:font-size="9pt" fo:font-weight="normal" style:font-size-asian="9pt" style:font-weight-asian="normal" style:font-size-complex="9pt" style:font-weight-complex="normal"/>
    </style:style>
    <style:style style:name="T27" style:family="text">
      <style:text-properties fo:color="#ff0000" style:font-name="Consolas" fo:font-size="10pt" fo:font-weight="normal" style:font-size-asian="10pt" style:font-weight-asian="normal" style:font-size-complex="10pt" style:font-weight-complex="normal"/>
    </style:style>
    <style:style style:name="T28" style:family="text">
      <style:text-properties style:text-underline-style="none" fo:font-weight="normal" style:font-weight-asian="normal" style:font-weight-complex="normal"/>
    </style:style>
    <style:style style:name="T29" style:family="text">
      <style:text-properties fo:color="#000000" style:font-name="Consolas" fo:font-size="8pt" style:text-underline-style="none" fo:font-weight="normal" style:font-size-asian="8pt" style:font-weight-asian="normal" style:font-size-complex="8pt" style:font-weight-complex="normal"/>
    </style:style>
    <style:style style:name="T30" style:family="text">
      <style:text-properties fo:color="#000000" style:font-name="Consolas" fo:font-size="8pt" fo:font-weight="normal" style:font-size-asian="8pt" style:font-weight-asian="normal" style:font-size-complex="8pt" style:font-weight-complex="normal"/>
    </style:style>
    <style:style style:name="T31" style:family="text">
      <style:text-properties fo:color="#000000" style:font-name="Consolas" fo:font-size="10pt" fo:font-weight="normal" style:font-size-asian="10pt" style:font-weight-asian="normal" style:font-size-complex="10pt" style:font-weight-complex="normal"/>
    </style:style>
    <style:style style:name="T32" style:family="text">
      <style:text-properties fo:color="#000000" style:font-name="Calibri" fo:font-size="10pt" style:text-underline-style="none" fo:font-weight="normal" style:font-size-asian="10pt" style:font-weight-asian="normal" style:font-size-complex="10pt"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0 SHPO-GIS-Database </text:span><text:span text:style-name="T1">[charttype:orgchart]</text:span><text:span text:style-name="T4">[orientation:horizontal]</text:span></text:p>
      <text:p text:style-name="P2"/>
      <text:list xml:id="list24150558" text:style-name="L1">
        <text:list-item>
          <text:p text:style-name="P5">Business Requirements</text:p>
          <text:list>
            <text:list-item>
              <text:p text:style-name="P5">BR[name: Minimize System Administration][description: the tasks of managing large numbers of accounts is beyond the capabilities of SHPO staff and therefor much thought should be given to minimizing or eliminating the need to have a system administrator interact with accounts. <text:s/>Adminstrators should be used to configure the software application, load to test environment, load to production environment.]</text:p>
            </text:list-item>
            <text:list-item>
              <text:p text:style-name="P5">BR[name: Logging][description: Documents created collaboratively between Citizens (pubic) and the State of Michigan (gov) should be considerd legal documents. <text:s/>Logging is important to the determination of responsible parties and contribution to the written documents.]</text:p>
            </text:list-item>
            <text:list-item>
              <text:p text:style-name="P5">BR[name: Access Restriction][description: SHPO is required by federal law to restrict access to Archaeology sites and the State of Michigan requires actor access to limited exactly those privilges required to perform the task. <text:s/>Access to system, system interfaces, and data should be controlled from the perspective of each actor's tasks, rights and privileges. ]</text:p>
            </text:list-item>
            <text:list-item>
              <text:p text:style-name="P5">BR [name: Seperation of Duties][description: Seperating who performs which task is important to system security and to limit the exploitation of Federal and State funding sources. <text:s/>At the highest level seperation of duties falls into two catigories: Public and Government. Opportunities to seperate duties should be exersized in system architecture and interface designs to minimize the potential to exploit normal system function for illegal purposes.]</text:p>
            </text:list-item>
            <text:list-item>
              <text:p text:style-name="P5">BR [name: Acknowledgement] </text:p>
            </text:list-item>
          </text:list>
        </text:list-item>
      </text:list>
      <text:p text:style-name="P2"/>
      <text:list xml:id="list25561465" text:continue-numbering="true" text:style-name="L1">
        <text:list-item>
          <text:p text:style-name="P5">Indirect-Requirements</text:p>
          <text:list>
            <text:list-item>
              <text:p text:style-name="P7">Decoration</text:p>
              <text:list>
                <text:list-item>
                  <text:p text:style-name="P15"><text:span text:style-name="T28">Indirect</text:span>-Requirement[status:done][name: Header <text:s text:c="18"/>][description: Provide a header graphic that Identifies SHPO, MSHDA, and the State of Michigan. <text:s/>Work with SHPO staff to prepare this graphic.]</text:p>
                </text:list-item>
                <text:list-item>
                  <text:p text:style-name="P15"><text:span text:style-name="T28">Indirect</text:span>-Requirement[status:done][name: Title <text:s text:c="24"/>][description: Provide a title that reflects the focus of the screen.]</text:p>
                </text:list-item>
                <text:list-item>
                  <text:p text:style-name="P15"><text:span text:style-name="T28">Indirect</text:span>-Requirement[status:done][name: Navigation <text:s text:c="10"/>][description: Provide actor methods to navigate the system.]</text:p>
                </text:list-item>
                <text:list-item>
                  <text:p text:style-name="P15"><text:span text:style-name="T28">Indirect</text:span>-Requirement[status:done][name: Introduction <text:s text:c="5"/>][description: Provide shortish introduction for each screen of the system.]</text:p>
                </text:list-item>
                <text:list-item>
                  <text:p text:style-name="P15"><text:span text:style-name="T28">Indirect</text:span>-Requirement[status:done][name: Body <text:s text:c="23"/>][description: Provide a body area to focus on screen's purpose]</text:p>
                </text:list-item>
                <text:list-item>
                  <text:p text:style-name="P15"><text:span text:style-name="T28">Indirect</text:span>-Requirement[status:done][name: Footer <text:s text:c="19"/>][description: Provide a State of Michigan footer.]</text:p>
                </text:list-item>
              </text:list>
            </text:list-item>
            <text:list-item>
              <text:p text:style-name="P7">System</text:p>
              <text:list>
                <text:list-item>
                  <text:p text:style-name="P15"><text:span text:style-name="T28">Indirect</text:span>-Requirement[status:done][name: Multi-Process <text:s text:c="2"/>][description: Provide a system that drives and controls one and more data collection/review <text:s/>processes.]</text:p>
                </text:list-item>
                <text:list-item>
                  <text:p text:style-name="P15"><text:span text:style-name="T28">Indirect</text:span>-Requirement[status:done][name: Task-Driven <text:s text:c="7"/>][description: Provide specific tasks for each actor customized to the current activity as a primary method to move through a process. <text:s/>Tasks replace the need to memorize process steps and simplify the user experience and interface. ]</text:p>
                </text:list-item>
                <text:list-item>
                  <text:p text:style-name="P15"><text:span text:style-name="T28">Indirect</text:span>-Requirement[status:done][name: Action-Descriptive][description: Provide Activity logging for all process and system activities, Display Activities within the scope of each actors permissions and access level. <text:s/>We should know that person V pressed button W from screen X on day Y and time Z. We should know that Person X was granted permissions by system on day Y at Time Z.]</text:p>
                </text:list-item>
                <text:list-item>
                  <text:p text:style-name="P15"><text:span text:style-name="T28">Indirect</text:span>-Requirement[status:done][name: Audit-Oriented][description: Provide audit logging for all data changes. <text:s/>We should know that person A changed column U in table V from W to X on day Y at time Z. ]</text:p>
                </text:list-item>
                <text:list-item>
                  <text:p text:style-name="P15"><text:span text:style-name="T28">Indirect</text:span>-Requirement[status:done][name: Multi-User <text:s text:c="9"/>][description: Provide access for 25 concurent SHPO staff via <text:s/>an internet install for reviews, and <text:s/>user, <text:s/>process and system management]</text:p>
                </text:list-item>
                <text:list-item>
                  <text:p text:style-name="P15"><text:span text:style-name="T28">Indirect</text:span>-Requirement[status:done][name: Privileges <text:s text:c="11"/>][description: Provide methods to have actors request privileges by providing small amounts of information. I.e., to gain/collect privileges to register the actor must give a name, an email and a password. <text:s/>Once the information is submitted <text:s/>then the user is granted privileges to do the next step.]</text:p>
                </text:list-item>
                <text:list-item>
                  <text:p text:style-name="P15"><text:span text:style-name="T28">Indirect</text:span>-Requirement[status:done][name: Securtiy <text:s text:c="15"/>][description: Secure all system access points, and servers. Secure data transport, Secure data content, Prevent unauthorized access.]</text:p>
                </text:list-item>
                <text:list-item>
                  <text:p text:style-name="P15"><text:span text:style-name="T28">Indirect</text:span>-Requirement[status:done][name: Access-Point-Internet][description: for public]</text:p>
                </text:list-item>
                <text:list-item>
                  <text:p text:style-name="P15"><text:span text:style-name="T28">Indirect</text:span>-Requirement[status:done][name: Access-Point-Intranet][description: for govenment, isolate admin functions to intranet]</text:p>
                </text:list-item>
                <text:list-item>
                  <text:p text:style-name="P15">Constraint [status:][name: Browser-Only][description: Systems that require special client software installs will be rejected based on our inability to support such a delivery system. ]</text:p>
                </text:list-item>
                <text:list-item>
                  <text:p text:style-name="P15"><text:span text:style-name="T28">Indirect</text:span>-Requirement[status:done][name: Storage <text:s text:c="16"/>][description: Provide a system that creates, reads, updates, and deletes system data, process data, geographic data .]</text:p>
                </text:list-item>
                <text:list-item>
                  <text:p text:style-name="P15"><text:span text:style-name="T28">Indirect</text:span>-Requirement[status:done][name: Collection <text:s text:c="10"/>][description: Provide Screens and data collecting controls and components to collect text/files/images/geographic coordinates in a coordinated/logical/configurable manner.]</text:p>
                </text:list-item>
                <text:list-item>
                  <text:p text:style-name="P15"><text:span text:style-name="T28">Indirect</text:span>-Requirement[status:done][name: Extendable <text:s text:c="7"/>][description: Provide a system that is extendable to run one and more processes. <text:s/>Includes ability to create processes of one or more screens.]</text:p>
                </text:list-item>
                <text:list-item>
                  <text:p text:style-name="P15"><text:span text:style-name="T28">Indirect</text:span>-Requirement[status:done][name: Configurable <text:s text:c="4"/>][description: Provide a system that can be customized <text:s/>to create/modify processes and process components readily and logically.]</text:p>
                </text:list-item>
                <text:list-item>
                  <text:p text:style-name="P15"><text:span text:style-name="T28">Indirect</text:span>-Requirement[status:done][name: Manageable <text:s text:c="5"/>][description: Provide a system that is configurable and can be modified and adapted to an environment where the norm includes deployment process as a progression of steps and different physical environments before an a system or system changes are deployed to a production environment. (i.e., from process development, to process testing, to process quality assurance, to production envirnment.]</text:p>
                </text:list-item>
                <text:list-item>
                  <text:p text:style-name="P15"><text:span text:style-name="T28">Indirect</text:span>-Requirement[status:done][name: Geographic <text:s text:c="8"/>][description: Provide a system that supports Geographic Information collection/editing/display/geocoding for one or more geographic feature sets/files.]</text:p>
                </text:list-item>
              </text:list>
            </text:list-item>
            <text:list-item>
              <text:p text:style-name="P15">Configuration</text:p>
              <text:list>
                <text:list-item>
                  <text:p text:style-name="P15"/>
                </text:list-item>
              </text:list>
            </text:list-item>
            <text:list-item>
              <text:p text:style-name="P7">Dialog</text:p>
              <text:list>
                <text:list-item>
                  <text:p text:style-name="P20"><text:span text:style-name="T16">Indirect</text:span>-Requirement[status:done][name: Initiate <text:s text:c="19"/>][description: Provide a method to intiate the opening of a dialog.]</text:p>
                </text:list-item>
                <text:list-item>
                  <text:p text:style-name="P20"><text:span text:style-name="T16">Indirect</text:span>-Requirement[status:done][name: Function <text:s text:c="15"/>][description: Provide a dialog to facilitate the interaction between an actor and system.]</text:p>
                </text:list-item>
                <text:list-item>
                  <text:p text:style-name="P20"><text:span text:style-name="T16">Indirect</text:span>-Requirement[status:done][name: Show <text:s text:c="21"/>][description: Provide a method to display the dialog overlain on current/parent screen.]</text:p>
                </text:list-item>
                <text:list-item>
                  <text:p text:style-name="P20"><text:span text:style-name="T16">Indirect</text:span>-Requirement[status:done][name: Close <text:s text:c="8"/>][description: Provide a method to close the dialog.]</text:p>
                </text:list-item>
                <text:list-item>
                  <text:p text:style-name="P20"><text:span text:style-name="T16">Indirect</text:span>-Requirement[status:done][name: Function <text:s text:c="4"/>][description: Provide a method to execute the dialog's primary function. ]</text:p>
                </text:list-item>
                <text:list-item>
                  <text:p text:style-name="P20"><text:span text:style-name="T16">Indirect</text:span>-Requirement[status:done][name: Results <text:s text:c="5"/>][description: Provide a method to show results in the current/parent screen. ]</text:p>
                </text:list-item>
                <text:list-item>
                  <text:p text:style-name="P20"><text:span text:style-name="T16">Indirect</text:span>-Requirement[status:done][name: Success <text:s text:c="5"/>][description: On successful completion of the dialogs primary function, the dialog must close automatically. ]</text:p>
                </text:list-item>
                <text:list-item>
                  <text:p text:style-name="P16">Constraint [status:done][name: Dialog-Constraint ][description: In the case of web browsers, a dialog should not be presented by opening a new browser.]</text:p>
                </text:list-item>
              </text:list>
            </text:list-item>
            <text:list-item>
              <text:p text:style-name="P17">Keyword-Search</text:p>
              <text:list>
                <text:list-item>
                  <text:p text:style-name="P21"><text:span text:style-name="T15">Indirect</text:span>-Requirement[status:done][name:Function ][description: Provide a method to perform a keyword or short phrase search.]</text:p>
                </text:list-item>
                <text:list-item>
                  <text:p text:style-name="P16">Non-Functional-Requirement[status:done][name:Dialog ][description: Provide the following requirements in the context of keyword searches] [see:Dialog]</text:p>
                </text:list-item>
                <text:list-item>
                  <text:p text:style-name="P21"><text:span text:style-name="T15">Indirect</text:span>-Requirement[status:done][name:Results <text:s text:c="3"/>][description: Provide a method to show/put search results into the current/parent screen's List. ]</text:p>
                </text:list-item>
                <text:list-item>
                  <text:p text:style-name="P21"><text:span text:style-name="T15">Indirect</text:span>-Requirement[status:done][name:Validation][description: Provide a method to block searches with empty/spaces-only and single character searches. ]</text:p>
                </text:list-item>
                <text:list-item>
                  <text:p text:style-name="P21"><text:span text:style-name="T15">Indirect</text:span>-Requirement[status:done][name:Result-Success <text:s text:c="2"/>][description: Provide methods to return one or more search rows to the current/parent screen's List. ]</text:p>
                </text:list-item>
                <text:list-item>
                  <text:p text:style-name="P21"><text:span text:style-name="T15">Indirect</text:span>-Requirement[status:done][name:Search-Result-Fail <text:s text:c="5"/>][description: Provide methods to return a 'No search results found' message when no search-results are found. ]</text:p>
                </text:list-item>
                <text:list-item>
                  <text:p text:style-name="P16">Non-Functional-Requirement[status:done][name: Log][description: Provide the following requirements in the context of keyword searches] [table:Search-Log]</text:p>
                </text:list-item>
                <text:list-item>
                  <text:p text:style-name="P16"/>
                </text:list-item>
              </text:list>
            </text:list-item>
            <text:list-item>
              <text:p text:style-name="P17">List</text:p>
              <text:list>
                <text:list-item>
                  <text:p text:style-name="P21"><text:span text:style-name="T15">Indirect</text:span>-Requirement[status:done][name: Function ][description: Provide a method to display tabulal data (i.e., columns and rows), links, buttons, images.]</text:p>
                </text:list-item>
                <text:list-item>
                  <text:p text:style-name="P21"><text:span text:style-name="T15">Indirect</text:span>-Requirement[status:done][name: Titles <text:s text:c="8"/>][description: Provide a method to display titles for each colunn of the List.]</text:p>
                </text:list-item>
                <text:list-item>
                  <text:p text:style-name="P21"><text:span text:style-name="T15">Indirect</text:span>-Requirement[status:done][name: Order-Default <text:s/>][description: Set default order of list by the first column value.]</text:p>
                </text:list-item>
                <text:list-item>
                  <text:p text:style-name="P21"><text:span text:style-name="T15">Indirect</text:span>-Requirement[status:done][name: Order-Default-Reset <text:s/>][description: Provide a method to reset the list order to the default.]</text:p>
                </text:list-item>
                <text:list-item>
                  <text:p text:style-name="P21"><text:span text:style-name="T15">Indirect</text:span>-Requirement[status:done][name: Order-By-Title ][description: Provide a method to sort list by Title. Prefer to click on title to initiate sort.]</text:p>
                </text:list-item>
                <text:list-item>
                  <text:p text:style-name="P21"><text:span text:style-name="T15">Indirect</text:span>-Requirement[status:done][name: Row-Limit <text:s text:c="5"/>][description: Provide a method to limit the number of rows displayed in the list to 15.]</text:p>
                </text:list-item>
                <text:list-item>
                  <text:p text:style-name="P21"><text:span text:style-name="T15">Indirect</text:span>-Requirement[status:done][name: Row-Limit-Data ][description: Provide a method to limit the data to that which the current actor has permissions.]</text:p>
                </text:list-item>
                <text:list-item>
                  <text:p text:style-name="P21"><text:span text:style-name="T15">Indirect</text:span>-Requirement[status:done][name: Navigate <text:s text:c="6"/>][description: Provide a method to navigate through List when there are more rows than the limit.]</text:p>
                </text:list-item>
                <text:list-item>
                  <text:p text:style-name="P21"><text:span text:style-name="T15">Indirect</text:span>-Requirement[status:done][name: Search-Permissions-Actor][description: Provide a method to limit searching to the permissions of the current actor and the scope of his or her records.]</text:p>
                </text:list-item>
                <text:list-item>
                  <text:p text:style-name="P21"><text:span text:style-name="T15">Indirect</text:span>-Requirement[status:done][name: Search-Permissions-Actor-Proxy][description: Provide a method to limit searching to the permissions of the current actor-proxy and the scope of the actor to which this proxy is bound.]</text:p>
                </text:list-item>
              </text:list>
            </text:list-item>
            <text:list-item>
              <text:p text:style-name="P22">Login</text:p>
              <text:list>
                <text:list-item>
                  <text:p text:style-name="P4"><text:span text:style-name="T12">Indirect</text:span><text:span text:style-name="T11">-Requirement [status:</text:span><text:span text:style-name="T12">done</text:span><text:span text:style-name="T11">] [name:Request <text:s text:c="3"/>][description: Give an actor the ability to login to the system.]</text:span></text:p>
                </text:list-item>
                <text:list-item>
                  <text:p text:style-name="P4"><text:span text:style-name="T12">Indirect</text:span><text:span text:style-name="T11">-Requirement [status:</text:span><text:span text:style-name="T12">done</text:span><text:span text:style-name="T11">] [name:Credentials][description: Login requires an email addresss and password. Credentials are compared to those found in table Registrants.</text:span><text:span text:style-name="T23"> </text:span><text:span text:style-name="T11">]</text:span></text:p>
                </text:list-item>
                <text:list-item>
                  <text:p text:style-name="P4"><text:span text:style-name="T12">Indirect</text:span><text:span text:style-name="T11">-Requirement [status:</text:span><text:span text:style-name="T12">done</text:span><text:span text:style-name="T11">] [name:Log <text:s text:c="7"/>][description: Log Successfull login requests in Activies-Log. Do not store password.]</text:span></text:p>
                </text:list-item>
                <text:list-item>
                  <text:p text:style-name="P4"><text:span text:style-name="T12">Indirect</text:span><text:span text:style-name="T11">-Requirement [status:</text:span><text:span text:style-name="T12">done</text:span><text:span text:style-name="T11">] [name:</text:span><text:span text:style-name="T23">Limit</text:span><text:span text:style-name="T11"> <text:s text:c="3"/>][description: Limit specific actor to 3 unsuccessful request in a row. Attempts over 3 should be directed to Public-Request-Password.]</text:span></text:p>
                </text:list-item>
              </text:list>
            </text:list-item>
            <text:list-item>
              <text:p text:style-name="P23"/>
            </text:list-item>
            <text:list-item>
              <text:p text:style-name="P8">Account-Request</text:p>
              <text:list>
                <text:list-item>
                  <text:p text:style-name="P4"><text:span text:style-name="T14">Indirect</text:span><text:span text:style-name="T13">-Requirement [status:] [name:Request][description: Give an actor the ability to request account privileges.]</text:span></text:p>
                </text:list-item>
                <text:list-item>
                  <text:p text:style-name="P9"/>
                </text:list-item>
              </text:list>
            </text:list-item>
            <text:list-item>
              <text:p text:style-name="P8">Privileges</text:p>
              <text:list>
                <text:list-item>
                  <text:p text:style-name="P27"><text:span text:style-name="T3">Indirect</text:span><text:span text:style-name="T22">-Requirement [status:] [name:Function ][description: Provide privileges to access parts/components/data of system specific to requested privileges.]</text:span></text:p>
                </text:list-item>
                <text:list-item>
                  <text:p text:style-name="P27"><text:span text:style-name="T3">Indirect</text:span><text:span text:style-name="T21">-Requirement [status:] [name:Task ][description: Provide a task to prompt actor to initiate this privilege request. <text:s/>Prefer a system generated task placed in the task list once an account is established.]</text:span></text:p>
                </text:list-item>
                <text:list-item>
                  <text:p text:style-name="P27"><text:span text:style-name="T3">Indirect</text:span><text:span text:style-name="T21">-Requirement [status:] [name:Request <text:s/>][description: Provide a dialog to explain the privileges and provide method to send the request.][see:Dialog]</text:span></text:p>
                </text:list-item>
                <text:list-item>
                  <text:p text:style-name="P27"><text:span text:style-name="T3">Indirect</text:span><text:span text:style-name="T21">-Requirement [status:] [name:Task-Duration][description: Remove specific privilege request once privileges have been granted.]</text:span></text:p>
                </text:list-item>
                <text:list-item>
                  <text:p text:style-name="P27"><text:span text:style-name="T3">Indirect</text:span><text:span text:style-name="T21">-Requirement [status:] [name:Request-Log][description: Log the request for this privilege in the Activity-Log]</text:span></text:p>
                </text:list-item>
                <text:list-item>
                  <text:p text:style-name="P27"><text:span text:style-name="T3">Indirect</text:span><text:span text:style-name="T21">-Requirement [status:] [name:Grant <text:s text:c="3"/>][description: Grant privileges automatically upon request.]</text:span></text:p>
                </text:list-item>
                <text:list-item>
                  <text:p text:style-name="P27"><text:span text:style-name="T3">Indirect</text:span><text:span text:style-name="T21">-Requirement [status:] [name:Grant-Log][description: Log the granting of privileges in the Activity-Log]</text:span></text:p>
                </text:list-item>
                <text:list-item>
                  <text:p text:style-name="P4"><text:span text:style-name="T32">Indirect</text:span><text:span text:style-name="T30">-Requirement [status:] [name:Limit <text:s text:c="3"/>][description: Limit requested privilege to one per actor.</text:span><text:span text:style-name="T31">Limit specific actor requests-for-password to 5 per day or provide suitable method to limit robo requests.</text:span><text:span text:style-name="T30">]</text:span></text:p>
                </text:list-item>
                <text:list-item>
                  <text:p text:style-name="P24"/>
                </text:list-item>
              </text:list>
            </text:list-item>
            <text:list-item>
              <text:p text:style-name="P26">Poke</text:p>
              <text:list>
                <text:list-item>
                  <text:p text:style-name="P4"><text:span text:style-name="T32">Indirect</text:span><text:span text:style-name="T29">-Requirement [status:] [name:Function][description: Pokes serve to keep the system moving by turning over system monitoring to the community of system actors]</text:span></text:p>
                </text:list-item>
                <text:list-item>
                  <text:p text:style-name="P4"><text:span text:style-name="T32">Indirect</text:span>-Requirement [status:] [name:Request][description: Provide an actor with the ability to poke another actor.][see:Dialog]</text:p>
                </text:list-item>
                <text:list-item>
                  <text:p text:style-name="P4"><text:span text:style-name="T32">Indirect</text:span><text:span text:style-name="T29">-Requirement [status:] [name:Log][description: Log pokes in the Activity-Log.]</text:span></text:p>
                </text:list-item>
                <text:list-item>
                  <text:p text:style-name="P4"><text:span text:style-name="T32">Indirect</text:span><text:span text:style-name="T29">-Requirement [status:] [name:Clear][description: .]</text:span></text:p>
                </text:list-item>
                <text:list-item>
                  <text:p text:style-name="P25"/>
                </text:list-item>
              </text:list>
            </text:list-item>
          </text:list>
        </text:list-item>
        <text:list-item>
          <text:p text:style-name="P5">General-Requirements</text:p>
          <text:list>
            <text:list-item>
              <text:p text:style-name="P7">Standard-Screen-Decorations</text:p>
              <text:list>
                <text:list-item>
                  <text:p text:style-name="P9"/>
                </text:list-item>
                <text:list-item>
                  <text:p text:style-name="P9">Non-Functional-Requirement [status:] [name: Home-Screen Screen-Title][description: All screens should be titled and the title should appear on the screen.]</text:p>
                </text:list-item>
              </text:list>
            </text:list-item>
            <text:list-item>
              <text:p text:style-name="P7">Task-Log</text:p>
              <text:list>
                <text:list-item>
                  <text:p text:style-name="P10">Functional-Requirement [status:done] [name:Task-Log][description: Provide an Task-Log list to store tasks specific to actors. ]</text:p>
                </text:list-item>
                <text:list-item>
                  <text:p text:style-name="P10">Functional-Requirement [status:done] [name:Task-Log Titles and Storage][description: Provide Title/Storage:][table:<text:span text:style-name="T7">Task-Log</text:span>]</text:p>
                </text:list-item>
              </text:list>
            </text:list-item>
            <text:list-item>
              <text:p text:style-name="P7">Task</text:p>
            </text:list-item>
            <text:list-item>
              <text:p text:style-name="P10"/>
            </text:list-item>
            <text:list-item>
              <text:p text:style-name="P7">Activity-Log</text:p>
              <text:list>
                <text:list-item>
                  <text:p text:style-name="P10">Functional-Requirement [status:done] [name:Activity-Log][description: Provide an Activity Log to record actor and system activity. ]</text:p>
                </text:list-item>
                <text:list-item>
                  <text:p text:style-name="P4"><text:span text:style-name="T11">Functional-Requirement [status:done] [name:Activity-Log-Storage][description: Provide Title/Storage:][table:</text:span><text:span text:style-name="T8">Activity-Log</text:span><text:span text:style-name="T11">]</text:span></text:p>
                </text:list-item>
              </text:list>
            </text:list-item>
            <text:list-item>
              <text:p text:style-name="P7">Search-Log</text:p>
              <text:list>
                <text:list-item>
                  <text:p text:style-name="P10">Functional-Requirement [status:done] [name:Project-Search-Log][description: Provide a log to store keywords and OGC feature strings used for searching.]</text:p>
                </text:list-item>
                <text:list-item>
                  <text:p text:style-name="P4"><text:span text:style-name="T11">Functional-Requirement [status:done] [name:Project-Search-Log][description: Provide Storage: ][table:</text:span><text:span text:style-name="T27">Search-Log</text:span><text:span text:style-name="T11">]</text:span></text:p>
                </text:list-item>
              </text:list>
            </text:list-item>
            <text:list-item>
              <text:p text:style-name="P7">Edit-Log</text:p>
            </text:list-item>
            <text:list-item>
              <text:p text:style-name="P10"/>
            </text:list-item>
            <text:list-item>
              <text:p text:style-name="P6">Poke</text:p>
              <text:list>
                <text:list-item>
                  <text:p text:style-name="P10">Non-Functional-Requirement [status:] [name:Pokes][description: Provide an actor with a ability to send a short message (a.k.a., a Poke) to a another actor or target audience. ]</text:p>
                </text:list-item>
                <text:list-item>
                  <text:p text:style-name="P10">Functional-Requirement [status:] [name:Poke-Request][description: Provide an actor with a dialog to send a poke to an actor or audience.][procedure:Task-Log]</text:p>
                </text:list-item>
                <text:list-item>
                  <text:p text:style-name="P10">Assuption [status:done][name: Poke-Logging][description: Assuming the Poke can be formatted to <text:s/>put in the Task-Log.]</text:p>
                </text:list-item>
                <text:list-item>
                  <text:p text:style-name="P10">Functional-Requirement [status:] [name:Poke Request-Log][description: Log the Poke in the Task-Log.]</text:p>
                </text:list-item>
                <text:list-item>
                  <text:p text:style-name="P10">Functional-Requirement [status:] [name:System-Poke][description: Provide the system with the ability to poke all SHPO staff when new NRHP-PQ,NRHP,TAX,ER is requested.]</text:p>
                </text:list-item>
              </text:list>
            </text:list-item>
            <text:list-item>
              <text:p text:style-name="P11"/>
            </text:list-item>
            <text:list-item>
              <text:p text:style-name="P11"/>
            </text:list-item>
            <text:list-item>
              <text:p text:style-name="P7">Escalation</text:p>
              <text:list>
                <text:list-item>
                  <text:p text:style-name="P10">Functional-Requirement [status:] [name:Escalation][description: Provide standard methods to define, create, read, update, configure, and delete Escalations. <text:s/>]</text:p>
                </text:list-item>
                <text:list-item>
                  <text:p text:style-name="P10">Functional-Requirement [status:] [name:Escalation-Config-Steps][description: Provide multiple escalation steps, messages, and ... <text:s/>]</text:p>
                </text:list-item>
                <text:list-item>
                  <text:p text:style-name="P10">Functional-Requirement [status:] [name:Escalation-Config-Timing][description: Provide methods to configure timing of escalation steps.]</text:p>
                </text:list-item>
                <text:list-item>
                  <text:p text:style-name="P10"/>
                </text:list-item>
                <text:list-item>
                  <text:p text:style-name="P10">Functional-Requirement [status:] [name:Escalation-Logging-Storage][description: Store: owner, recipient, message, date, time, access-point]</text:p>
                </text:list-item>
              </text:list>
            </text:list-item>
            <text:list-item>
              <text:p text:style-name="P7">Notifcation</text:p>
              <text:list>
                <text:list-item>
                  <text:p text:style-name="P10">Functional-Requirement [status:] [name:Notification][description:Provide method]</text:p>
                </text:list-item>
                <text:list-item>
                  <text:p text:style-name="P10">Functional-Requirement [status:] [name:Notification-Logging][description: Log notifications in activity log. <text:s/>Store owner, recipient, message, date, time, p]</text:p>
                </text:list-item>
                <text:list-item>
                  <text:p text:style-name="P10">Functional-Requirement [status:] [name:Notification-Logging-Storage][description: Store owner, recipient, message, date, time, p]</text:p>
                </text:list-item>
              </text:list>
            </text:list-item>
            <text:list-item>
              <text:p text:style-name="P7">Audit Logging</text:p>
              <text:list>
                <text:list-item>
                  <text:p text:style-name="P10"/>
                </text:list-item>
                <text:list-item>
                  <text:p text:style-name="P10">Functional-Requirement [status:] [name:Audit-Logging][description:]</text:p>
                </text:list-item>
                <text:list-item>
                  <text:p text:style-name="P10">Functional-Requirement [status:] [name:Audit-Logging-Create][description:]</text:p>
                </text:list-item>
                <text:list-item>
                  <text:p text:style-name="P10">Functional-Requirement [status:] [name:Audit-Logging-Read][description:]</text:p>
                </text:list-item>
                <text:list-item>
                  <text:p text:style-name="P10">Functional-Requirement [status:] [name:Audit-Logging-Update][description:]</text:p>
                </text:list-item>
                <text:list-item>
                  <text:p text:style-name="P10">Functional-Requirement [status:] [name:Audit-Logging-Delete][description:]</text:p>
                </text:list-item>
              </text:list>
            </text:list-item>
            <text:list-item>
              <text:p text:style-name="P12">Security</text:p>
              <text:list>
                <text:list-item>
                  <text:p text:style-name="P10">Functional-Requirement [status:] [name:Validate-Data][description: Validate all data submitted to the system for proper type, size, requirement, SQL injection.]</text:p>
                </text:list-item>
              </text:list>
            </text:list-item>
            <text:list-item>
              <text:p text:style-name="P7">Privileges</text:p>
            </text:list-item>
            <text:list-item>
              <text:p text:style-name="P28">Functional-Requirement [status:] [name:<text:span text:style-name="T17">Public-Guest-Privileges</text:span> <text:s text:c="7"/>][description: Guest Privileges allow an actor to submit Public-Login-Requests, Public-Request-Passwords, or Public-Privilege-Requests.]</text:p>
            </text:list-item>
            <text:list-item>
              <text:p text:style-name="P28">Functional-Requirement [status:done] [name:<text:span text:style-name="T17">Public-Guest-Privilege-Duration</text:span>][description: Grant temporary Guest Privileges to every visitor.]</text:p>
            </text:list-item>
            <text:list-item>
              <text:p text:style-name="P28">Functional-Requirement [status:] [name:Public-Guest-Login <text:s text:c="12"/>][description: Guests to the public site are automatically logged in as using a guest rights and privileges.]</text:p>
            </text:list-item>
            <text:list-item>
              <text:p text:style-name="P28"/>
            </text:list-item>
            <text:list-item>
              <text:p text:style-name="P28">Functional-Requirement [status:] [name:Public-Guest-Login-Logging <text:s text:c="4"/>][description: Do not log guest logins.]</text:p>
            </text:list-item>
            <text:list-item>
              <text:p text:style-name="P31"/>
            </text:list-item>
            <text:list-item>
              <text:p text:style-name="P28">Functional-Requirement [status:done] [name:<text:span text:style-name="T17">Public-Account</text:span> <text:s text:c="15"/>][description: A Public-Account stores minimal information about an actor. <text:s/>Store: Legal name, email, password.]</text:p>
            </text:list-item>
            <text:list-item>
              <text:p text:style-name="P28"/>
            </text:list-item>
            <text:list-item>
              <text:p text:style-name="P28">Non-Functional-Requirement [status:done] [name:<text:span text:style-name="T17">Public-Account-Privileges</text:span> <text:s text:c="15"/>][description: Account-Privileges allow an actor to create, access, and update a registration form.]</text:p>
            </text:list-item>
            <text:list-item>
              <text:p text:style-name="P28"/>
            </text:list-item>
            <text:list-item>
              <text:p text:style-name="P28">Functional-Requirement [status:done] [name:Public-Account-Privilege-<text:span text:style-name="T17">Request</text:span> <text:s text:c="12"/>][description: Provide an actor the ability/task to request Account-Privileges. Collect an actor's legal name , email, and a password, and access-point.]</text:p>
            </text:list-item>
            <text:list-item>
              <text:p text:style-name="P28">Functional-Requirement [status:done] [name:Public-Account-Privilege-Request-<text:span text:style-name="T17">Limit</text:span> <text:s text:c="6"/>][description: Limit accounts to one per actor. Provide methodogy to limit any robo-requests from hackers.]</text:p>
            </text:list-item>
            <text:list-item>
              <text:p text:style-name="P28">Functional-Requirement [status:done] [name:Public-Account-Privilege-Request-<text:span text:style-name="T17">Duplications</text:span>][description: Provide methodogy to prevent duplicate accounts. Use full name and email to define a unique account.]</text:p>
            </text:list-item>
            <text:list-item>
              <text:p text:style-name="P28">Functional-Requirement [status:] [name:Public-Account-Privilege-Request-<text:span text:style-name="T17">Logging</text:span> <text:s text:c="4"/>][description: Log successful Public-Account-Privilege-Requests in Activity Log. Store message, identity of actor, date, time, and access point]</text:p>
            </text:list-item>
            <text:list-item>
              <text:p text:style-name="P28">Functional-Requirement [status:done] [name:Public-Account-Privilege-<text:span text:style-name="T17">Grant</text:span> <text:s text:c="14"/>][description: Grant Account-Privileges automatically on successful Account-Privilege-Request.]</text:p>
            </text:list-item>
            <text:list-item>
              <text:p text:style-name="P28">Functional-Requirement [status:] [name:Public-Account-Privilege-Grant-<text:span text:style-name="T17">Logging</text:span> <text:s text:c="6"/>][description: Log successful Public-Account-Privilege-Grant in an Activity Log. Store message, identity of actor, date, time, and access point]</text:p>
            </text:list-item>
            <text:list-item>
              <text:p text:style-name="P28">Functional-Requirement [status:done] [name:<text:span text:style-name="T17">Public-Account-Privilege-Duration </text:span>][description: Duration of Account Privileges limited to one year from year. Start year clock from the date and time of last account holder activity. ]</text:p>
            </text:list-item>
            <text:list-item>
              <text:p text:style-name="P28"/>
            </text:list-item>
            <text:list-item>
              <text:p text:style-name="P29"><text:span text:style-name="T18">Functional-Requirement [status:done] [name:Public-Account-Privilege-</text:span><text:span text:style-name="T17">Deactivation <text:s text:c="7"/></text:span><text:span text:style-name="T18">][description: Deactivate Accounts by marking the account as inactive, and revoke all privileges. Retain the account is record for historical and auditing purposes. An account is eligable for deactification when the account has had at least one successful submisson to any one of the SHPO programs. Purge all associated and incomplete submissions.]</text:span></text:p>
            </text:list-item>
            <text:list-item>
              <text:p text:style-name="P28"/>
            </text:list-item>
            <text:list-item>
              <text:p text:style-name="P30"><text:span text:style-name="T19">Functional-Requirement [status:] [name:Public-Account-Privilege-Deactivation-</text:span><text:span text:style-name="T20">Logging</text:span><text:span text:style-name="T19">][description: Log successful Public-Account-Privilege-</text:span><text:span text:style-name="T20">Deactivation</text:span><text:span text:style-name="T19"> in an Activity Log. Store message, identity of actor, date, time, and access point]</text:span></text:p>
            </text:list-item>
            <text:list-item>
              <text:p text:style-name="P28"/>
            </text:list-item>
            <text:list-item>
              <text:p text:style-name="P4"><text:span text:style-name="T5">Functional-Requirement [status:done] [name:Public-Account-Privilege-Deactivation-N</text:span><text:span text:style-name="T6">otification</text:span><text:span text:style-name="T5">][description:Notify actor when an account is deactivated by send email. <text:s/>Store message, identity of actor, date, time, and access point]</text:span></text:p>
            </text:list-item>
            <text:list-item>
              <text:p text:style-name="P28"/>
            </text:list-item>
            <text:list-item>
              <text:p text:style-name="P4"><text:span text:style-name="T5">Functional-</text:span><text:span text:style-name="T6">Requirement</text:span><text:span text:style-name="T5"> [status:] [name:Public-Account-Privilege-Re</text:span><text:span text:style-name="T6">activation </text:span><text:span text:style-name="T5">][description:]</text:span></text:p>
            </text:list-item>
            <text:list-item>
              <text:p text:style-name="P28"/>
            </text:list-item>
            <text:list-item>
              <text:p text:style-name="P29"><text:span text:style-name="T17">Functional-Requirement</text:span><text:span text:style-name="T18"> [status:] [name:Public-Account-Privilege-Reactivation-</text:span><text:span text:style-name="T17">Logging</text:span><text:span text:style-name="T18">][description: Log successful Public-Account-Privilege-R</text:span><text:span text:style-name="T17">eactivation</text:span><text:span text:style-name="T18"> in an Activity Log. Store message, identity of actor, date, time, and access point]</text:span></text:p>
            </text:list-item>
            <text:list-item>
              <text:p text:style-name="P28"/>
            </text:list-item>
            <text:list-item>
              <text:p text:style-name="P4"><text:span text:style-name="T5">Functional-</text:span><text:span text:style-name="T6">Requirement</text:span><text:span text:style-name="T5"> [status:done] [name:Public-Account-Privilege</text:span><text:span text:style-name="T6">-Deletion </text:span><text:span text:style-name="T5">][description: Delete an Account by removing the account from the system and revoking privileges. <text:s/>An account is eligible for deletion when inactivity has exceded one year and the account has had no successful submissions to any of the SHPO programs. Purge assocated registration information, all incomplete submissions. <text:s/>Retain log entries.]</text:span></text:p>
            </text:list-item>
            <text:list-item>
              <text:p text:style-name="P28"/>
            </text:list-item>
            <text:list-item>
              <text:p text:style-name="P30"><text:span text:style-name="T19">Functional-Requirement [status:done] [name:Public-Account-Privilege-Deletion-N</text:span><text:span text:style-name="T20">otification</text:span><text:span text:style-name="T19">][description:Notify actor when an account is deleted by sending email. <text:s/>Store message, identity of actor, date, time, and access point]</text:span></text:p>
            </text:list-item>
            <text:list-item>
              <text:p text:style-name="P28"/>
            </text:list-item>
            <text:list-item>
              <text:p text:style-name="P30"><text:span text:style-name="T19">Functional-Requirement [status:] [name:Public-Account-Privilege-Deletion-Logging <text:s text:c="3"/>][description: Log successful </text:span><text:span text:style-name="T20">Public-Account-Privilege-Deletion in activities and audit logs</text:span><text:span text:style-name="T19">. Store message, identity of actor, date, time, and access point]</text:span></text:p>
            </text:list-item>
            <text:list-item>
              <text:p text:style-name="P32"/>
            </text:list-item>
            <text:list-item>
              <text:p text:style-name="P32">Functional-Requirement [status:done] [name:<text:span text:style-name="T17">Public-Account-Privilege-Inactivity-Escalation</text:span>][description: Escalate account inactivity. Two months prior to deactivation of an account send an email notice; one month prior send second notice email; 24 hours before expiration send final notification. ]</text:p>
            </text:list-item>
            <text:list-item>
              <text:p text:style-name="P34"/>
            </text:list-item>
            <text:list-item>
              <text:p text:style-name="P34"/>
            </text:list-item>
            <text:list-item>
              <text:p text:style-name="P34"/>
            </text:list-item>
            <text:list-item>
              <text:p text:style-name="P32">Functional-Requirement [status:] [name:Public-Account-Privilege-Inactivity-Escalation-<text:span text:style-name="T17">Logging</text:span>][description: Log Escalation <text:s/>notifications in Activity-Log. Store activity, message, owner-identity, recipient-identity, date, time, access-point]</text:p>
            </text:list-item>
            <text:list-item>
              <text:p text:style-name="P31"/>
            </text:list-item>
            <text:list-item>
              <text:p text:style-name="P32">Non-Functional-Requirement [status:done] [name:Public-Registrant-Privileges <text:s/>][description: Privileges to request additonal privileges such as Public-NRHP-Privileges, Public-Request-ER-Privileges, Public-Request-LM-Privileges, Public-Request-TAX-Privileges from a public access point. <text:s/>]</text:p>
            </text:list-item>
            <text:list-item>
              <text:p text:style-name="P32"/>
              <text:p text:style-name="P33"/>
            </text:list-item>
            <text:list-item>
              <text:p text:style-name="P31"/>
            </text:list-item>
            <text:list-item>
              <text:p text:style-name="P13">Non-Functional-Requirement [status:done] [name:Public-NRHP-Privileges <text:s text:c="8"/>][description: Public-NRHP-Privileges allow an actor to Initiate National Register Nominations from a public access point.]</text:p>
            </text:list-item>
            <text:list-item>
              <text:p text:style-name="P13"/>
            </text:list-item>
            <text:list-item>
              <text:p text:style-name="P32">Functional-Requirement [status:done] [name:Public-NRHP-Privileges-Request ][description: Provide an actor with the ability/task to request National Registration Privileges.]</text:p>
            </text:list-item>
            <text:list-item>
              <text:p text:style-name="P32">Functional-Requirement [status:] [name:Public-NRHP-Privileges-Request-Logging ][description: Log successful Public-NRHP-Privilege-Request. Store message, identity of actor, date, time, and access point]</text:p>
            </text:list-item>
            <text:list-item>
              <text:p text:style-name="P32"/>
            </text:list-item>
            <text:list-item>
              <text:p text:style-name="P32">Functional-Requirement [status:done] [name:Public-NRHP-Privileges-Grant <text:s text:c="2"/>][description: Automatically grant National Register Privileges when request is recieved.]</text:p>
            </text:list-item>
            <text:list-item>
              <text:p text:style-name="P32">Functional-Requirement [status:] [name:Public-NRHP-Privileges-Grant-Logging ][description: Log successful Public-NRHP-Privileges-Grant. Store message, identity of actor, date, time, and access point]</text:p>
            </text:list-item>
            <text:list-item>
              <text:p text:style-name="P31"/>
            </text:list-item>
            <text:list-item>
              <text:p text:style-name="P32">Non-Functional-Requirement [status:done] [name:Public-NRHP-Editor-Privileges <text:s text:c="8"/>][description: Editor privileges allow an actor to Edit and submit National Register Nominations from a public access point. Editors can also invite and uninvite other actors to assist in editing.]</text:p>
            </text:list-item>
            <text:list-item>
              <text:p text:style-name="P32"/>
            </text:list-item>
            <text:list-item>
              <text:p text:style-name="P32">Functional-Requirement [status:done] [name:Public-NRHP-Editor-Privileges-Request ][description: Provide an actor the ability/task to request a new NRHP Preliminary Questionnaire editor privileges ]</text:p>
            </text:list-item>
            <text:list-item>
              <text:p text:style-name="P32">Functional-Requirement [status:] [name:Public-NRHP-Editor-Privileges-Request-Logging ][description:]</text:p>
            </text:list-item>
            <text:list-item>
              <text:p text:style-name="P32">Functional-Requirement [status:done] [name:Public-NRHP-Editor-Privileges-Grant <text:s text:c="2"/>][description: Grant NRHP-Editor automatically after the first successful NRHP Preliminary Questionnaire is initiated. ]</text:p>
            </text:list-item>
            <text:list-item>
              <text:p text:style-name="P31">Functional-Requirement [status:] [name:Public-NRHP-Editor-Privileges-Grant-Logging ][description:]</text:p>
            </text:list-item>
            <text:list-item>
              <text:p text:style-name="P31"/>
            </text:list-item>
            <text:list-item>
              <text:p text:style-name="P32">Non-Functional-Requirement [status:done] [name:Public-NRHP-Editor-Proxy-Privileges <text:s text:c="8"/>][description: Editor-Proxy privileges allow an actor to assist an Editor in editing process for a specific NRHP. Editor-Proxy privileges are unique to a specific NRHP and give an actor with edit-proxy privileges access to that specific NRHP. ]</text:p>
            </text:list-item>
            <text:list-item>
              <text:p text:style-name="P32"/>
            </text:list-item>
            <text:list-item>
              <text:p text:style-name="P32">Functional-Requirement [status:done] [name:Public-NRHP-Editor-Proxy-Privileges-<text:span text:style-name="T17">Invitation</text:span> ][description: Provide an actor with editor privileges the ability to Invite another actor to work on a specific NRHP. Initiate request with an email address and an NRHP-Identity.]</text:p>
            </text:list-item>
            <text:list-item>
              <text:p text:style-name="P13">Functional-Requirement [status:done] [name:Public-NRHP-Editor-Proxy-Privileges-<text:span text:style-name="T17">Invitation-Task</text:span> ][description: ]</text:p>
            </text:list-item>
            <text:list-item>
              <text:p text:style-name="P32">Functional-Requirement [status:] [name:Public-NRHP-Editor-Proxy-Privileges-Invitation-Logging ][description: Log Invitation in Activity-Log]</text:p>
            </text:list-item>
            <text:list-item>
              <text:p text:style-name="P32"/>
            </text:list-item>
            <text:list-item>
              <text:p text:style-name="P32">Functional-Requirement [status:done] [name:Public-NRHP-Editor-Proxy-Privileges-Invitation-Confirm <text:s text:c="2"/>][description:Provide an actor the ability to confirm acceptance of an invitation to a specific. Grant Editor-Proxy privileges on confirmation]</text:p>
            </text:list-item>
            <text:list-item>
              <text:p text:style-name="P32">Functional-Requirement [status:] [name:Public-NRHP-Editor-Proxy-Privileges-Invitation-Confirm-Logging ][description: Log an actor's confirmation of acceptance of an invitation in the Activity-Log]</text:p>
            </text:list-item>
            <text:list-item>
              <text:p text:style-name="P32"/>
            </text:list-item>
            <text:list-item>
              <text:p text:style-name="P32">Functional-Requirement [status:done] [name:Public-NRHP-Editor-Proxy-Privileges-Revoking ][description: Give an actor with editor privileges the ability to revoke an actor's editor-proxy privileges for a specific or all NRHPs. <text:s/>Revokeing is limited to the editor's available NRHPs.]</text:p>
            </text:list-item>
            <text:list-item>
              <text:p text:style-name="P32">Functional-Requirement [status:] [name:Public-NRHP-Editor-Proxy-Privileges-Revoking-Logging ][description:Log a 'Revoke' in the Activity-Log. <text:s/>]</text:p>
            </text:list-item>
            <text:list-item>
              <text:p text:style-name="P13"/>
            </text:list-item>
            <text:list-item>
              <text:p text:style-name="P13">Non-Functional-Requirement [status:] [name:Public-ER-Privileges <text:s text:c="9"/>][description: Public-ER-Privileges allow an actor to Initiate Section 106 Review .]</text:p>
            </text:list-item>
            <text:list-item>
              <text:p text:style-name="P4"><text:span text:style-name="T26">Functional-Requirement [status:done] [name:Public-</text:span><text:span text:style-name="T9">ER</text:span><text:span text:style-name="T26">-Privileges-Request ][description: Provide an actor with the ability/task to request ER Registration Privileges.]</text:span></text:p>
            </text:list-item>
            <text:list-item>
              <text:p text:style-name="P4"><text:span text:style-name="T26">Functional-Requirement [status:] [name:Public-</text:span><text:span text:style-name="T9">ER</text:span><text:span text:style-name="T26">-Privileges-Request-Logging ][description: Log successful Public-ER-Privilege-Request. Store message, identity of actor, date, time, and access point]</text:span></text:p>
            </text:list-item>
            <text:list-item>
              <text:p text:style-name="P4"><text:span text:style-name="T26">Functional-Requirement [status:done] [name:Public-</text:span><text:span text:style-name="T9">ER</text:span><text:span text:style-name="T26">-Privileges-Grant <text:s text:c="2"/>][description: Automatically grant ER Register Privileges when request is recieved.]</text:span></text:p>
            </text:list-item>
            <text:list-item>
              <text:p text:style-name="P4"><text:span text:style-name="T26">Functional-Requirement [status:] [name:Public-</text:span><text:span text:style-name="T9">ER</text:span><text:span text:style-name="T26">-Privileges-Grant-Logging ][description: Log successful Public-ER-Privileges-Grant. Store message, identity of actor, date, time, and access point]</text:span></text:p>
            </text:list-item>
            <text:list-item>
              <text:p text:style-name="P31"/>
            </text:list-item>
            <text:list-item>
              <text:p text:style-name="P13">Non-Functional-Requirement [status:] [name:Public-ER-Editor-Privileges <text:s text:c="8"/>][description: Public-ER-Editor-Privileges allow an actor to Edit and submit Section 106 Reviews. And invite and uninvite other registrants to to assist in editing.]</text:p>
            </text:list-item>
            <text:list-item>
              <text:p text:style-name="P4"><text:span text:style-name="T26">Functional-Requirement [status:done] [name:Public-</text:span><text:span text:style-name="T9">ER</text:span><text:span text:style-name="T26">-Editor-Privileges-Request ][description: Provide an actor the ability/task to request a new ER privileges ]</text:span></text:p>
            </text:list-item>
            <text:list-item>
              <text:p text:style-name="P4"><text:span text:style-name="T26">Functional-Requirement [status:] [name:Public-</text:span><text:span text:style-name="T9">ER</text:span><text:span text:style-name="T26">-Editor-Privileges-Request-Logging ][description:]</text:span></text:p>
            </text:list-item>
            <text:list-item>
              <text:p text:style-name="P4"><text:span text:style-name="T26">Functional-Requirement [status:done] [name:Public-</text:span><text:span text:style-name="T9">ER</text:span><text:span text:style-name="T26">-Editor-Privileges-Grant <text:s text:c="2"/>][description: Grant ER-Editor automatically after the first successful ER is initiated. ]</text:span></text:p>
            </text:list-item>
            <text:list-item>
              <text:p text:style-name="P31">Functional-Requirement [status:] [name:Public-ER-Editor-Privileges-Grant-Logging ][description:]</text:p>
            </text:list-item>
            <text:list-item>
              <text:p text:style-name="P31"/>
            </text:list-item>
            <text:list-item>
              <text:p text:style-name="P4"><text:span text:style-name="T26">Non-Functional-Requirement [status:done] [name:Public-</text:span><text:span text:style-name="T9">ER</text:span><text:span text:style-name="T26">-Editor-Proxy-Privileges <text:s text:c="8"/>][description: Editor-Proxy privileges allow an actor to assist an Editor in editing process for a specific ER. Editor-Proxy privileges are unique to a specific ER and give an actor with edit-proxy privileges access to that specific ER. ]</text:span></text:p>
            </text:list-item>
            <text:list-item>
              <text:p text:style-name="P32"/>
            </text:list-item>
            <text:list-item>
              <text:p text:style-name="P4"><text:span text:style-name="T26">Functional-Requirement [status:done] [name:Public-</text:span><text:span text:style-name="T9">ER</text:span><text:span text:style-name="T26">-Editor-Proxy-Privileges-Invitation ][description: Provide an actor with editor privileges the ability to Invite another actor to work on a specific ER. Initiate request with an email address and an ER-Identity.]</text:span></text:p>
            </text:list-item>
            <text:list-item>
              <text:p text:style-name="P13">Functional-Requirement [status:done] [name:Public-ER-Editor-Proxy-Privileges-Invitation-Task ][description: ]</text:p>
            </text:list-item>
            <text:list-item>
              <text:p text:style-name="P4"><text:span text:style-name="T26">Functional-Requirement [status:] [name:Public-</text:span><text:span text:style-name="T9">ER</text:span><text:span text:style-name="T26">-Editor-Proxy-Privileges-Invitation-Logging ][description: Log Invitation in Activity-Log]</text:span></text:p>
            </text:list-item>
            <text:list-item>
              <text:p text:style-name="P32"/>
            </text:list-item>
            <text:list-item>
              <text:p text:style-name="P4"><text:span text:style-name="T26">Functional-Requirement [status:done] [name:Public-</text:span><text:span text:style-name="T9">ER</text:span><text:span text:style-name="T26">-Editor-Proxy-Privileges-Invitation-Confirm <text:s text:c="2"/>][description:Provide an actor the ability to confirm acceptance of an invitation to a specific. Grant Editor-Proxy privileges on confirmation]</text:span></text:p>
            </text:list-item>
            <text:list-item>
              <text:p text:style-name="P4"><text:span text:style-name="T26">Functional-Requirement [status:] [name:Public-</text:span><text:span text:style-name="T9">ER</text:span><text:span text:style-name="T26">-Editor-Proxy-Privileges-Invitation-Confirm-Logging ][description: Log an actor's confirmation of acceptance of an invitation in the Activity-Log]</text:span></text:p>
            </text:list-item>
            <text:list-item>
              <text:p text:style-name="P32"/>
            </text:list-item>
            <text:list-item>
              <text:p text:style-name="P4"><text:span text:style-name="T26">Functional-Requirement [status:done] [name:Public-</text:span><text:span text:style-name="T9">ER</text:span><text:span text:style-name="T26">-Editor-Proxy-Privileges-Revoking ][description: Give an actor with editor privileges the ability to revoke an actor's editor-proxy privileges for a specific or all ERs. <text:s/>Revokeing is limited to the editor's available ERs.]</text:span></text:p>
            </text:list-item>
            <text:list-item>
              <text:p text:style-name="P4"><text:span text:style-name="T26">Functional-Requirement [status:] [name:Public-</text:span><text:span text:style-name="T9">ER</text:span><text:span text:style-name="T26">-Editor-Proxy-Privileges-Revoking-Logging ][description:Log a 'Revoke' in the Activity-Log. <text:s/>]</text:span></text:p>
            </text:list-item>
            <text:list-item>
              <text:p text:style-name="P13"/>
            </text:list-item>
            <text:list-item>
              <text:p text:style-name="P14"/>
            </text:list-item>
            <text:list-item>
              <text:p text:style-name="P4"><text:span text:style-name="T9">Non-Functional-Requirement [status:] [name:</text:span><text:span text:style-name="T10">Public-LM-Privileges </text:span><text:span text:style-name="T9"><text:s text:c="8"/>][description: Public-LM-Privileges allow an actor to Initiate Landmark application.]</text:span></text:p>
            </text:list-item>
            <text:list-item>
              <text:p text:style-name="P4"><text:span text:style-name="T26">Functional-Requirement [status:done] [name:Public-</text:span><text:span text:style-name="T10">LM</text:span><text:span text:style-name="T26">-Privileges-Request ][description: Provide an actor with the ability/task to request LM Privileges.]</text:span></text:p>
            </text:list-item>
            <text:list-item>
              <text:p text:style-name="P4"><text:span text:style-name="T26">Functional-Requirement [status:] [name:Public-</text:span><text:span text:style-name="T10">LM</text:span><text:span text:style-name="T26">-Privileges-Request-Logging ][description: Log successful Public-</text:span><text:span text:style-name="T10">LM</text:span><text:span text:style-name="T26">-Privilege-Request. Store message, identity of actor, date, time, and access point]</text:span></text:p>
            </text:list-item>
            <text:list-item>
              <text:p text:style-name="P4"><text:span text:style-name="T26">Functional-Requirement [status:done] [name:Public-</text:span><text:span text:style-name="T10">LM</text:span><text:span text:style-name="T26">-Privileges-Grant <text:s text:c="2"/>][description: Automatically grant </text:span><text:span text:style-name="T10">LM</text:span><text:span text:style-name="T26"> Privileges when request is recieved.]</text:span></text:p>
            </text:list-item>
            <text:list-item>
              <text:p text:style-name="P4"><text:span text:style-name="T26">Functional-Requirement [status:] [name:Public-</text:span><text:span text:style-name="T10">LM</text:span><text:span text:style-name="T26">-Privileges-Grant-Logging ][description: Log successful Public-LM-Privileges-Grant. Store message, identity of actor, date, time, and access point]</text:span></text:p>
            </text:list-item>
            <text:list-item>
              <text:p text:style-name="P31"/>
            </text:list-item>
            <text:list-item>
              <text:p text:style-name="P4"><text:span text:style-name="T26">Non-Functional-Requirement [status:] [name:Public-</text:span><text:span text:style-name="T10">LM</text:span><text:span text:style-name="T26">-Editor-Privileges <text:s text:c="8"/>][description: Public-LM-Editor-Privileges allow an actor to Edit and submit Section 106 Reviews. And invite and uninvite other registrants to to assist in editing.]</text:span></text:p>
            </text:list-item>
            <text:list-item>
              <text:p text:style-name="P4"><text:span text:style-name="T26">Functional-Requirement [status:done] [name:Public-</text:span><text:span text:style-name="T10">LM</text:span><text:span text:style-name="T26">-Editor-Privileges-Request ][description: Provide an actor the ability/task to request a new </text:span><text:span text:style-name="T10">LM</text:span><text:span text:style-name="T26"> privileges ]</text:span></text:p>
            </text:list-item>
            <text:list-item>
              <text:p text:style-name="P4"><text:span text:style-name="T26">Functional-Requirement [status:] [name:Public-</text:span><text:span text:style-name="T10">LM</text:span><text:span text:style-name="T26">-Editor-Privileges-Request-Logging ][description:]</text:span></text:p>
            </text:list-item>
            <text:list-item>
              <text:p text:style-name="P4"><text:span text:style-name="T26">Functional-Requirement [status:done] [name:Public-</text:span><text:span text:style-name="T10">LM</text:span><text:span text:style-name="T26">-Editor-Privileges-Grant <text:s text:c="2"/>][description: Grant </text:span><text:span text:style-name="T10">LM</text:span><text:span text:style-name="T26">-Editor automatically after the first successful </text:span><text:span text:style-name="T10">LM</text:span><text:span text:style-name="T26"> is initiated. ]</text:span></text:p>
            </text:list-item>
            <text:list-item>
              <text:p text:style-name="P4"><text:span text:style-name="T24">Functional-Requirement [status:] [name:Public-</text:span><text:span text:style-name="T10">LM</text:span><text:span text:style-name="T24">-Editor-Privileges-Grant-Logging ][description:]</text:span></text:p>
            </text:list-item>
            <text:list-item>
              <text:p text:style-name="P31"/>
            </text:list-item>
            <text:list-item>
              <text:p text:style-name="P4"><text:span text:style-name="T26">Non-Functional-Requirement [status:done] [name:Public-</text:span><text:span text:style-name="T10">LM</text:span><text:span text:style-name="T26">-Editor-Proxy-Privileges <text:s text:c="8"/>][description: Editor-Proxy privileges allow an actor to assist an Editor in editing process for a specific LM. Editor-Proxy privileges are unique to a specific LM and give an actor with edit-proxy privileges access to that specific LM. ]</text:span></text:p>
            </text:list-item>
            <text:list-item>
              <text:p text:style-name="P32"/>
            </text:list-item>
            <text:list-item>
              <text:p text:style-name="P4"><text:span text:style-name="T26">Functional-Requirement [status:done] [name:Public-</text:span><text:span text:style-name="T10">LM</text:span><text:span text:style-name="T26">-Editor-Proxy-Privileges-Invitation ][description: Provide an actor with editor privileges the ability to Invite another actor to work on a specific LM. Initiate request with an email address and an LM-Identity.]</text:span></text:p>
            </text:list-item>
            <text:list-item>
              <text:p text:style-name="P13">Functional-Requirement [status:done] [name:Public-LM-Editor-Proxy-Privileges-Invitation-Task ][description: ]</text:p>
            </text:list-item>
            <text:list-item>
              <text:p text:style-name="P4"><text:span text:style-name="T26">Functional-Requirement [status:] [name:Public-</text:span><text:span text:style-name="T10">LM</text:span><text:span text:style-name="T26">-Editor-Proxy-Privileges-Invitation-Logging ][description: Log Invitation in Activity-Log]</text:span></text:p>
            </text:list-item>
            <text:list-item>
              <text:p text:style-name="P32"/>
            </text:list-item>
            <text:list-item>
              <text:p text:style-name="P4"><text:span text:style-name="T26">Functional-Requirement [status:done] [name:Public-</text:span><text:span text:style-name="T10">LM</text:span><text:span text:style-name="T26">-Editor-Proxy-Privileges-Invitation-Confirm <text:s text:c="2"/>][description:Provide an actor the ability to confirm acceptance of an invitation to a specific. Grant Editor-Proxy privileges on confirmation]</text:span></text:p>
            </text:list-item>
            <text:list-item>
              <text:p text:style-name="P4"><text:span text:style-name="T26">Functional-Requirement [status:] [name:Public-</text:span><text:span text:style-name="T10">LM</text:span><text:span text:style-name="T26">-Editor-Proxy-Privileges-Invitation-Confirm-Logging ][description: Log an actor's confirmation of acceptance of an invitation in the Activity-Log]</text:span></text:p>
            </text:list-item>
            <text:list-item>
              <text:p text:style-name="P32"/>
            </text:list-item>
            <text:list-item>
              <text:p text:style-name="P4"><text:span text:style-name="T26">Functional-Requirement [status:done] [name:Public-</text:span><text:span text:style-name="T10">LM</text:span><text:span text:style-name="T26">-Editor-Proxy-Privileges-Revoking ][description: Give an actor with editor privileges the ability to revoke an actor's editor-proxy privileges for a specific or all LMs. <text:s/>Revokeing is limited to the editor's available LMs.]</text:span></text:p>
            </text:list-item>
            <text:list-item>
              <text:p text:style-name="P4"><text:span text:style-name="T26">Functional-Requirement [status:] [name:Public-</text:span><text:span text:style-name="T10">LM</text:span><text:span text:style-name="T26">-Editor-Proxy-Privileges-Revoking-Logging ][description:Log a 'Revoke' in the Activity-Log. <text:s/>]</text:span></text:p>
            </text:list-item>
            <text:list-item>
              <text:p text:style-name="P13"/>
            </text:list-item>
          </text:list>
        </text:list-item>
      </text:list>
      <text:p text:style-name="P3"/>
      <text:list xml:id="list25566581" text:continue-numbering="true" text:style-name="L1">
        <text:list-item>
          <text:list>
            <text:list-item>
              <text:p text:style-name="P13"/>
            </text:list-item>
            <text:list-item>
              <text:p text:style-name="P13"/>
            </text:list-item>
            <text:list-item>
              <text:p text:style-name="P13">Functional-Requirement [status:] [name:Public-TAX-Privileges <text:s text:c="8"/>][description: Public-TAX-Privileges allow an actor to Initiate Tax Credits application.]</text:p>
            </text:list-item>
            <text:list-item>
              <text:p text:style-name="P4"><text:span text:style-name="T26">Functional-Requirement [status:done] [name:Public-</text:span><text:span text:style-name="T10">TAX</text:span><text:span text:style-name="T26">-Privileges-Request ][description: Provide an actor with the ability/task to request TAX Privileges.]</text:span></text:p>
            </text:list-item>
            <text:list-item>
              <text:p text:style-name="P4"><text:span text:style-name="T26">Functional-Requirement [status:] [name:Public-</text:span><text:span text:style-name="T10">TAX</text:span><text:span text:style-name="T26">-Privileges-Request-Logging ][description: Log successful Public-</text:span><text:span text:style-name="T10">TAX</text:span><text:span text:style-name="T26">-Privilege-Request. Store message, identity of actor, date, time, and access point]</text:span></text:p>
            </text:list-item>
            <text:list-item>
              <text:p text:style-name="P4"><text:span text:style-name="T26">Functional-Requirement [status:done] [name:Public-</text:span><text:span text:style-name="T10">TAX</text:span><text:span text:style-name="T26">-Privileges-Grant <text:s text:c="2"/>][description: Automatically grant </text:span><text:span text:style-name="T10">TAX</text:span><text:span text:style-name="T26"> Privileges when request is recieved.]</text:span></text:p>
            </text:list-item>
            <text:list-item>
              <text:p text:style-name="P4"><text:span text:style-name="T26">Functional-Requirement [status:] [name:Public-</text:span><text:span text:style-name="T10">TAX</text:span><text:span text:style-name="T26">-Privileges-Grant-Logging ][description: Log successful Public-TAX-Privileges-Grant. Store message, identity of actor, date, time, and access point]</text:span></text:p>
            </text:list-item>
            <text:list-item>
              <text:p text:style-name="P31"/>
            </text:list-item>
            <text:list-item>
              <text:p text:style-name="P4"><text:span text:style-name="T26">Non-Functional-Requirement [status:] [name:Public-</text:span><text:span text:style-name="T10">TAX</text:span><text:span text:style-name="T26">-Editor-Privileges <text:s text:c="8"/>][description: Public-TAX-Editor-Privileges allow an actor to Edit and submit Section 106 Reviews. And invite and uninvite other registrants to to assist in editing.]</text:span></text:p>
            </text:list-item>
            <text:list-item>
              <text:p text:style-name="P4"><text:span text:style-name="T26">Functional-Requirement [status:done] [name:Public-</text:span><text:span text:style-name="T10">TAX</text:span><text:span text:style-name="T26">-Editor-Privileges-Request ][description: Provide an actor the ability/task to request a new </text:span><text:span text:style-name="T10">TAX</text:span><text:span text:style-name="T26"> privileges ]</text:span></text:p>
            </text:list-item>
            <text:list-item>
              <text:p text:style-name="P4"><text:span text:style-name="T26">Functional-Requirement [status:] [name:Public-</text:span><text:span text:style-name="T10">TAX</text:span><text:span text:style-name="T26">-Editor-Privileges-Request-Logging ][description:]</text:span></text:p>
            </text:list-item>
            <text:list-item>
              <text:p text:style-name="P4"><text:span text:style-name="T26">Functional-Requirement [status:done] [name:Public-</text:span><text:span text:style-name="T10">TAX</text:span><text:span text:style-name="T26">-Editor-Privileges-Grant <text:s text:c="2"/>][description: Grant </text:span><text:span text:style-name="T10">TAX</text:span><text:span text:style-name="T26">-Editor automatically after the first successful </text:span><text:span text:style-name="T10">TAX</text:span><text:span text:style-name="T26"> is initiated. ]</text:span></text:p>
            </text:list-item>
            <text:list-item>
              <text:p text:style-name="P4"><text:span text:style-name="T24">Functional-Requirement [status:] [name:Public-</text:span><text:span text:style-name="T10">TAX</text:span><text:span text:style-name="T24">-Editor-Privileges-Grant-Logging ][description:]</text:span></text:p>
            </text:list-item>
            <text:list-item>
              <text:p text:style-name="P31"/>
            </text:list-item>
            <text:list-item>
              <text:p text:style-name="P4"><text:span text:style-name="T26">Non-Functional-Requirement [status:done] [name:Public-</text:span><text:span text:style-name="T10">TAX</text:span><text:span text:style-name="T26">-Editor-Proxy-Privileges <text:s text:c="8"/>][description: Editor-Proxy privileges allow an actor to assist an Editor in editing process for a specific TAX. Editor-Proxy privileges are unique to a specific TAX and give an actor with edit-proxy privileges access to that specific TAX. ]</text:span></text:p>
            </text:list-item>
            <text:list-item>
              <text:p text:style-name="P32"/>
            </text:list-item>
            <text:list-item>
              <text:p text:style-name="P4"><text:span text:style-name="T26">Functional-Requirement [status:done] [name:Public-</text:span><text:span text:style-name="T10">TAX</text:span><text:span text:style-name="T26">-Editor-Proxy-Privileges-Invitation ][description: Provide an actor with editor privileges the ability to Invite another actor to work on a specific TAX. Initiate request with an email address and an TAX-Identity.]</text:span></text:p>
            </text:list-item>
            <text:list-item>
              <text:p text:style-name="P13">Functional-Requirement [status:done] [name:Public-TAX-Editor-Proxy-Privileges-Invitation-Task ][description: ]</text:p>
            </text:list-item>
            <text:list-item>
              <text:p text:style-name="P4"><text:span text:style-name="T26">Functional-Requirement [status:] [name:Public-</text:span><text:span text:style-name="T10">TAX</text:span><text:span text:style-name="T26">-Editor-Proxy-Privileges-Invitation-Logging ][description: Log Invitation in Activity-Log]</text:span></text:p>
            </text:list-item>
            <text:list-item>
              <text:p text:style-name="P32"/>
            </text:list-item>
            <text:list-item>
              <text:p text:style-name="P4"><text:span text:style-name="T26">Functional-Requirement [status:done] [name:Public-</text:span><text:span text:style-name="T10">TAX</text:span><text:span text:style-name="T26">-Editor-Proxy-Privileges-Invitation-Confirm <text:s text:c="2"/>][description:Provide an actor the ability to confirm acceptance of an invitation to a specific. Grant Editor-Proxy privileges on confirmation]</text:span></text:p>
            </text:list-item>
            <text:list-item>
              <text:p text:style-name="P4"><text:span text:style-name="T26">Functional-Requirement [status: ] [name:Public-</text:span><text:span text:style-name="T10">TAX</text:span><text:span text:style-name="T26">-Editor-Proxy-Privileges-Invitation-Confirm-Logging ][description: Log an actor's confirmation of acceptance of an invitation in the Activity-Log]</text:span></text:p>
            </text:list-item>
            <text:list-item>
              <text:p text:style-name="P32"/>
            </text:list-item>
            <text:list-item>
              <text:p text:style-name="P4"><text:span text:style-name="T26">Functional-Requirement [status:done] [name:Public-</text:span><text:span text:style-name="T10">TAX</text:span><text:span text:style-name="T26">-Editor-Proxy-Privileges-Revoking ][description: Give an actor with editor privileges the ability to revoke an actor's editor-proxy privileges for a specific or all TAXs. <text:s/>Revokeing is limited to the editor's available TAXs.]</text:span></text:p>
            </text:list-item>
            <text:list-item>
              <text:p text:style-name="P13"><text:span text:style-name="T25">Functional-Requirement [status:] [name:Public-</text:span><text:span text:style-name="T17">TAX</text:span><text:span text:style-name="T25">-Editor-Proxy-Privileges-Revoking-Logging ][description:Log a 'Revoke' in the Activity-Log. <text:s/>]</text:span></text:p>
            </text:list-item>
            <text:list-item>
              <text:p text:style-name="P13"/>
            </text:list-item>
          </text:list>
        </text:list-item>
      </text:list>
      <text:p text:style-name="P3"/>
      <text:list xml:id="list25552472" text:continue-numbering="true" text:style-name="L1">
        <text:list-item>
          <text:list>
            <text:list-header>
              <text:p text:style-name="P18"/>
            </text:list-header>
            <text:list-item>
              <text:p text:style-name="P13"/>
            </text:list-item>
            <text:list-item>
              <text:p text:style-name="P10">Functional-Requirement [status:] [name:][description:]</text:p>
            </text:list-item>
            <text:list-item>
              <text:p text:style-name="P10">Functional-Requirement [status:] [name:][description:]</text:p>
            </text:list-item>
            <text:list-item>
              <text:p text:style-name="P10">Functional-Requirement [status:] [name:][description:]</text:p>
            </text:list-item>
            <text:list-item>
              <text:p text:style-name="P10">Functional-Requirement [status:] [name:][description:]</text:p>
            </text:list-item>
            <text:list-item>
              <text:p text:style-name="P10">Functional-Requirement [status:] [name:][description:]</text:p>
            </text:list-item>
          </text:list>
        </text:list-item>
      </text:list>
      <text:p text:style-name="P2"/>
      <text:list xml:id="list25561430" text:continue-numbering="true" text:style-name="L1">
        <text:list-item>
          <text:list>
            <text:list-item>
              <text:p text:style-name="P5"/>
            </text:list-item>
            <text:list-item>
              <text:p text:style-name="P5">Functional-Requirement [status:] [name: Seperate Public and Goverment Access][description: Provide two access points: 1) one for the public to do business with SHPO and 2) for Government users to request operational privilegess, monitor, perform review and approval tasks, administrative tasks.]</text:p>
            </text:list-item>
            <text:list-item>
              <text:p text:style-name="P5"/>
            </text:list-item>
            <text:list-item>
              <text:p text:style-name="P5">Functional-Requirement [status:] [name: Restrict Navigation][description: Restrict Navication to screen to which they have proper privileges.]</text:p>
            </text:list-item>
            <text:list-item>
              <text:p text:style-name="P5">Functional-Requirement [status:] [name: Restrict Component Visibility][description: Screen component should be resticted to those with proper privilegess. ]</text:p>
            </text:list-item>
            <text:list-item>
              <text:p text:style-name="P5"/>
            </text:list-item>
            <text:list-item>
              <text:p text:style-name="P5">Functional-Requirement [status:] [name: Actor-Identity] <text:s text:c="10"/>[description: Identify actors <text:s/>by their legal name and email address.]</text:p>
            </text:list-item>
            <text:list-item>
              <text:p text:style-name="P5">Functional-Requirement [status:] [name: Actor-Identity-Show][description: Show actor using email address.]</text:p>
            </text:list-item>
            <text:list-item>
              <text:p text:style-name="P5">Functional-Requirement [status:] [name: Project-Identity] <text:s text:c="10"/>[description: Identify project <text:s/>by a name.]</text:p>
            </text:list-item>
            <text:list-item>
              <text:p text:style-name="P5"/>
            </text:list-item>
            <text:list-item>
              <text:p text:style-name="P35"/>
            </text:list-item>
          </text:list>
          <text:p text:style-name="P5"/>
        </text:list-item>
      </text:list>
      <text:p text:style-name="P1"/>
      <text:list xml:id="list25576550" text:continue-numbering="true" text:style-name="L1">
        <text:list-item>
          <text:p text:style-name="P36"/>
          <text:p text:style-name="P36"/>
          <text:list>
            <text:list-header>
              <text:p text:style-name="P37"/>
              <text:p text:style-name="P37"/>
            </text:list-header>
          </text:list>
        </text:list-item>
      </text:list>
      <text:p text:style-name="P1"/>
      <text:p text:style-name="P1"/>
      <text:list xml:id="list25563212" text:continue-numbering="true" text:style-name="L1">
        <text:list-item>
          <text:list>
            <text:list-item>
              <text:list>
                <text:list-header>
                  <text:p text:style-name="P37"/>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Calibri"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6DT16H6M15S</meta:editing-duration>
    <meta:editing-cycles>1919</meta:editing-cycles>
    <meta:generator>OpenOffice.org/3.3$Win32 OpenOffice.org_project/330m20$Build-9567</meta:generator>
    <dc:date>2012-01-19T05:43:00.35</dc:date>
    <dc:creator>James Wilfong</dc:creator>
    <meta:document-statistic meta:table-count="0" meta:image-count="0" meta:object-count="0" meta:page-count="1" meta:paragraph-count="227" meta:word-count="3788" meta:character-count="37265"/>
    <meta:user-defined meta:name="Info 1"/>
    <meta:user-defined meta:name="Info 2"/>
    <meta:user-defined meta:name="Info 3"/>
    <meta:user-defined meta:name="Info 4"/>
  </office:meta>
</office:document-meta>
</file>